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  <style:text-properties style:text-position=""/>
    </style:style>
    <style:style style:name="ce7" style:family="table-cell" style:parent-style-name="Default">
      <style:table-cell-properties fo:background-color="#ff9900"/>
      <style:text-properties style:text-position="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8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/>
          <table:table-cell table:style-name="ce14" office:value-type="string" calcext:value-type="string">
            <text:p>Energia (MeV)</text:p>
          </table:table-cell>
          <table:table-cell table:style-name="ce14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5" office:value-type="float" office:value="0.00768657671041797" calcext:value-type="float">
            <text:p>0.0076865767</text:p>
          </table:table-cell>
          <table:table-cell table:style-name="ce15" office:value-type="float" office:value="0.00000521789805034983" calcext:value-type="float">
            <text:p>5.21789805034983E-006</text:p>
          </table:table-cell>
          <table:table-cell table:style-name="ce15" office:value-type="float" office:value="0.0216314980942088" calcext:value-type="float">
            <text:p>0.0216314981</text:p>
          </table:table-cell>
          <table:table-cell table:style-name="ce15" office:value-type="float" office:value="0.00183836790287027" calcext:value-type="float">
            <text:p>0.0018383679</text:p>
          </table:table-cell>
          <table:table-cell/>
          <table:table-cell table:style-name="ce15" office:value-type="float" office:value="5.305" calcext:value-type="float">
            <text:p>5.305</text:p>
          </table:table-cell>
          <table:table-cell table:style-name="ce15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Área total</text:p>
          </table:table-cell>
          <table:table-cell table:style-name="ce17" office:value-type="string" calcext:value-type="string">
            <text:p>Área sinal</text:p>
          </table:table-cell>
          <table:table-cell table:style-name="ce17" office:value-type="string" calcext:value-type="string">
            <text:p>Centróide</text:p>
          </table:table-cell>
          <table:table-cell table:style-name="ce17" office:value-type="string" calcext:value-type="string">
            <text:p>FWHM</text:p>
          </table:table-cell>
          <table:table-cell table:style-name="ce17" office:value-type="string" calcext:value-type="string">
            <text:p>eCentróide</text:p>
          </table:table-cell>
          <table:table-cell table:style-name="ce21" office:value-type="string" calcext:value-type="string">
            <text:p>Energia (MeV)</text:p>
          </table:table-cell>
          <table:table-cell table:style-name="ce21" office:value-type="string" calcext:value-type="string">
            <text:p>eEnergia</text:p>
          </table:table-cell>
          <table:table-cell table:style-name="ce21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table:style-name="ce18" office:value-type="float" office:value="7891" calcext:value-type="float">
            <text:p>7891</text:p>
          </table:table-cell>
          <table:table-cell table:style-name="ce18" office:value-type="float" office:value="543.55" calcext:value-type="float">
            <text:p>543.55</text:p>
          </table:table-cell>
          <table:table-cell table:style-name="ce18" office:value-type="float" office:value="11.46" calcext:value-type="float">
            <text:p>11.46</text:p>
          </table:table-cell>
          <table:table-cell table:style-name="ce18" table:formula="of:=[.F7]/2.35/SQRT([.D7])" office:value-type="float" office:value="0.0548972682075511" calcext:value-type="float">
            <text:p>0.0548972682</text:p>
          </table:table-cell>
          <table:table-cell table:style-name="ce22" table:formula="of:=[.$C$3]*[.E7]+[.$E$3]" office:value-type="float" office:value="4.1996702690419" calcext:value-type="float">
            <text:p>4.199670269</text:p>
          </table:table-cell>
          <table:table-cell table:style-name="ce22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22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table:style-name="ce18" office:value-type="float" office:value="9238" calcext:value-type="float">
            <text:p>9238</text:p>
          </table:table-cell>
          <table:table-cell table:style-name="ce18" office:value-type="float" office:value="430.04" calcext:value-type="float">
            <text:p>430.04</text:p>
          </table:table-cell>
          <table:table-cell table:style-name="ce18" office:value-type="float" office:value="12.55" calcext:value-type="float">
            <text:p>12.55</text:p>
          </table:table-cell>
          <table:table-cell table:style-name="ce18" table:formula="of:=[.F8]/2.35/SQRT([.D8])" office:value-type="float" office:value="0.0555631532874055" calcext:value-type="float">
            <text:p>0.0555631533</text:p>
          </table:table-cell>
          <table:table-cell table:style-name="ce22" table:formula="of:=[.$C$3]*[.E8]+[.$E$3]" office:value-type="float" office:value="3.32716694664235" calcext:value-type="float">
            <text:p>3.3271669466</text:p>
          </table:table-cell>
          <table:table-cell table:style-name="ce22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22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table:style-name="ce18" office:value-type="float" office:value="10085" calcext:value-type="float">
            <text:p>10085</text:p>
          </table:table-cell>
          <table:table-cell table:style-name="ce18" office:value-type="float" office:value="301.95" calcext:value-type="float">
            <text:p>301.95</text:p>
          </table:table-cell>
          <table:table-cell table:style-name="ce18" office:value-type="float" office:value="16.31" calcext:value-type="float">
            <text:p>16.31</text:p>
          </table:table-cell>
          <table:table-cell table:style-name="ce18" table:formula="of:=[.F9]/2.35/SQRT([.D9])" office:value-type="float" office:value="0.0691111544342454" calcext:value-type="float">
            <text:p>0.0691111544</text:p>
          </table:table-cell>
          <table:table-cell table:style-name="ce22" table:formula="of:=[.$C$3]*[.E9]+[.$E$3]" office:value-type="float" office:value="2.34259333580491" calcext:value-type="float">
            <text:p>2.3425933358</text:p>
          </table:table-cell>
          <table:table-cell table:style-name="ce22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22" table:formula="of:=[.$H$3]-[.H9]" office:value-type="float" office:value="2.96240666419508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table:style-name="ce18" office:value-type="float" office:value="9373" calcext:value-type="float">
            <text:p>9373</text:p>
          </table:table-cell>
          <table:table-cell table:style-name="ce18" office:value-type="float" office:value="112.21" calcext:value-type="float">
            <text:p>112.21</text:p>
          </table:table-cell>
          <table:table-cell table:style-name="ce18" office:value-type="float" office:value="25.52" calcext:value-type="float">
            <text:p>25.52</text:p>
          </table:table-cell>
          <table:table-cell table:style-name="ce18" table:formula="of:=[.F10]/2.35/SQRT([.D10])" office:value-type="float" office:value="0.112169168180906" calcext:value-type="float">
            <text:p>0.1121691682</text:p>
          </table:table-cell>
          <table:table-cell table:style-name="ce22" table:formula="of:=[.$C$3]*[.E10]+[.$E$3]" office:value-type="float" office:value="0.884142270770209" calcext:value-type="float">
            <text:p>0.8841422708</text:p>
          </table:table-cell>
          <table:table-cell table:style-name="ce22" table:formula="of:=SQRT(([.$C$3]*[.G10])^2+([.E10]*[.$D$3])^2+([.$F$3])^2)" office:value-type="float" office:value="0.00211324175528256" calcext:value-type="float">
            <text:p>0.0021132418</text:p>
          </table:table-cell>
          <table:table-cell table:style-name="ce22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13"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1" office:value-type="string" calcext:value-type="string">
            <text:p>deltaE</text:p>
          </table:table-cell>
          <table:table-cell table:number-columns-repeated="3"/>
          <table:table-cell table:style-name="ce10"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1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7]" office:value-type="float" office:value="4.1996702690419" calcext:value-type="float">
            <text:p>4.19967026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0.93871" calcext:value-type="float">
            <text:p>0.93871</text:p>
          </table:table-cell>
          <table:table-cell table:style-name="ce18" table:formula="of:=([.I13]+[.H13])/2" office:value-type="float" office:value="0.861575" calcext:value-type="float">
            <text:p>0.861575</text:p>
          </table:table-cell>
          <table:table-cell table:style-name="ce18" table:formula="of:=[.J13]*[.$I$3]" office:value-type="float" office:value="1.0374224575" calcext:value-type="float">
            <text:p>1.0374224575</text:p>
          </table:table-cell>
          <table:table-cell table:style-name="ce22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7]" office:value-type="float" office:value="4.1996702690419" calcext:value-type="float">
            <text:p>4.199670269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0.91603" office:value-type="float" office:value="4.38897" calcext:value-type="float">
            <text:p>4.3889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0.901063" calcext:value-type="float">
            <text:p>0.901063</text:p>
          </table:table-cell>
          <table:table-cell table:style-name="ce18" table:formula="of:=AVERAGE([.V13];[.W13])" office:value-type="float" office:value="0.82512" calcext:value-type="float">
            <text:p>0.82512</text:p>
          </table:table-cell>
          <table:table-cell table:style-name="ce18" table:formula="of:=[.X13]*[.$I$3]" office:value-type="float" office:value="0.993526992" calcext:value-type="float">
            <text:p>0.993526992</text:p>
          </table:table-cell>
          <table:table-cell table:style-name="ce22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8]" office:value-type="float" office:value="3.32716694664235" calcext:value-type="float">
            <text:p>3.327166946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14066" calcext:value-type="float">
            <text:p>1.14066</text:p>
          </table:table-cell>
          <table:table-cell table:style-name="ce18" table:formula="of:=([.I14]+[.H14])/2" office:value-type="float" office:value="0.96255" calcext:value-type="float">
            <text:p>0.96255</text:p>
          </table:table-cell>
          <table:table-cell table:style-name="ce18" table:formula="of:=[.J14]*[.$I$3]" office:value-type="float" office:value="1.159006455" calcext:value-type="float">
            <text:p>1.159006455</text:p>
          </table:table-cell>
          <table:table-cell table:style-name="ce22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8" table:formula="of:=[.Q13]+0.8" office:value-type="float" office:value="1.75" calcext:value-type="float">
            <text:p>1.7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8]" office:value-type="float" office:value="3.32716694664235" calcext:value-type="float">
            <text:p>3.3271669466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1.82877" office:value-type="float" office:value="3.47623" calcext:value-type="float">
            <text:p>3.47623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10233" calcext:value-type="float">
            <text:p>1.10233</text:p>
          </table:table-cell>
          <table:table-cell table:style-name="ce18" table:formula="of:=AVERAGE([.V14];[.W14])" office:value-type="float" office:value="0.9257535" calcext:value-type="float">
            <text:p>0.9257535</text:p>
          </table:table-cell>
          <table:table-cell table:style-name="ce18" table:formula="of:=[.X14]*[.$I$3]" office:value-type="float" office:value="1.11469978935" calcext:value-type="float">
            <text:p>1.1146997894</text:p>
          </table:table-cell>
          <table:table-cell table:style-name="ce22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9]" office:value-type="float" office:value="2.34259333580491" calcext:value-type="float">
            <text:p>2.342593335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62341" calcext:value-type="float">
            <text:p>1.62341</text:p>
          </table:table-cell>
          <table:table-cell table:style-name="ce18" table:formula="of:=([.I15]+[.H15])/2" office:value-type="float" office:value="1.203925" calcext:value-type="float">
            <text:p>1.203925</text:p>
          </table:table-cell>
          <table:table-cell table:style-name="ce18" table:formula="of:=[.J15]*[.$I$3]" office:value-type="float" office:value="1.4496460925" calcext:value-type="float">
            <text:p>1.4496460925</text:p>
          </table:table-cell>
          <table:table-cell table:style-name="ce22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8" table:formula="of:=[.Q14]+0.8" office:value-type="float" office:value="2.55" calcext:value-type="float">
            <text:p>2.5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9]" office:value-type="float" office:value="2.34259333580491" calcext:value-type="float">
            <text:p>2.342593335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3.01546" office:value-type="float" office:value="2.28954" calcext:value-type="float">
            <text:p>2.28954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46929" calcext:value-type="float">
            <text:p>1.46929</text:p>
          </table:table-cell>
          <table:table-cell table:style-name="ce18" table:formula="of:=AVERAGE([.V15];[.W15])" office:value-type="float" office:value="1.1092335" calcext:value-type="float">
            <text:p>1.1092335</text:p>
          </table:table-cell>
          <table:table-cell table:style-name="ce18" table:formula="of:=[.X15]*[.$I$3]" office:value-type="float" office:value="1.33562805735" calcext:value-type="float">
            <text:p>1.3356280574</text:p>
          </table:table-cell>
          <table:table-cell table:style-name="ce22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10]" office:value-type="float" office:value="0.884142270770209" calcext:value-type="float">
            <text:p>0.884142270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71951" calcext:value-type="float">
            <text:p>1.71951</text:p>
          </table:table-cell>
          <table:table-cell table:style-name="ce18" table:formula="of:=([.I16]+[.H16])/2" office:value-type="float" office:value="1.251975" calcext:value-type="float">
            <text:p>1.251975</text:p>
          </table:table-cell>
          <table:table-cell table:style-name="ce18" table:formula="of:=[.J16]*[.$I$3]" office:value-type="float" office:value="1.5075030975" calcext:value-type="float">
            <text:p>1.5075030975</text:p>
          </table:table-cell>
          <table:table-cell table:style-name="ce22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8" table:formula="of:=[.Q15]+0.8" office:value-type="float" office:value="3.35" calcext:value-type="float">
            <text:p>3.3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10]" office:value-type="float" office:value="0.884142270770209" calcext:value-type="float">
            <text:p>0.884142270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4.6603" office:value-type="float" office:value="0.644699999999999" calcext:value-type="float">
            <text:p>0.644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76315" calcext:value-type="float">
            <text:p>1.76315</text:p>
          </table:table-cell>
          <table:table-cell table:style-name="ce18" table:formula="of:=AVERAGE([.V16];[.W16])" office:value-type="float" office:value="1.2561635" calcext:value-type="float">
            <text:p>1.2561635</text:p>
          </table:table-cell>
          <table:table-cell table:style-name="ce18" table:formula="of:=[.X16]*[.$I$3]" office:value-type="float" office:value="1.51254647035" calcext:value-type="float">
            <text:p>1.5125464704</text:p>
          </table:table-cell>
          <table:table-cell table:style-name="ce22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deltaE</text:p>
          </table:table-cell>
          <table:table-cell table:style-name="Default"/>
          <table:table-cell table:number-columns-repeated="2"/>
          <table:table-cell table:style-name="ce23"/>
          <table:table-cell table:number-columns-repeated="3"/>
          <table:table-cell table:style-name="ce23"/>
          <table:table-cell table:number-columns-repeated="17"/>
        </table:table-row>
        <table:table-row table:style-name="ro1">
          <table:table-cell/>
          <table:table-cell table:style-name="ce14" office:value-type="string" calcext:value-type="string">
            <text:p>exp</text:p>
          </table:table-cell>
          <table:table-cell table:style-name="ce19" office:value-type="string" calcext:value-type="string">
            <text:p>dE/dx troços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dE/dx médio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Alcance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J7]" office:value-type="float" office:value="1.1053297309581" calcext:value-type="float">
            <text:p>1.105329731</text:p>
          </table:table-cell>
          <table:table-cell table:style-name="ce20" office:value-type="float" office:value="0.91603" calcext:value-type="float">
            <text:p>0.91603</text:p>
          </table:table-cell>
          <table:table-cell table:style-name="ce15" table:formula="of:=([.C21]-[.$B21])" office:value-type="float" office:value="-0.189299730958103" calcext:value-type="float">
            <text:p>-0.189299731</text:p>
          </table:table-cell>
          <table:table-cell table:style-name="ce15" table:formula="of:=[.D21]/[.$B21]*100" office:value-type="float" office:value="-17.1260869635722" calcext:value-type="float">
            <text:p>-17.1260869636</text:p>
          </table:table-cell>
          <table:table-cell table:style-name="ce15" table:formula="of:=ABS([.D21])/[.$I7]" office:value-type="float" office:value="55.5764291390468" calcext:value-type="float">
            <text:p>55.576429139</text:p>
          </table:table-cell>
          <table:table-cell table:style-name="ce20" table:formula="of:=[.Z13]" office:value-type="float" office:value="0.9438506424" calcext:value-type="float">
            <text:p>0.9438506424</text:p>
          </table:table-cell>
          <table:table-cell table:style-name="ce15" table:formula="of:=([.G21]-[.$B21])" office:value-type="float" office:value="-0.161479088558103" calcext:value-type="float">
            <text:p>-0.1614790886</text:p>
          </table:table-cell>
          <table:table-cell table:style-name="ce15" table:formula="of:=[.H21]/[.$B21]*100" office:value-type="float" office:value="-14.6091328257436" calcext:value-type="float">
            <text:p>-14.6091328257</text:p>
          </table:table-cell>
          <table:table-cell table:style-name="ce15" table:formula="of:=ABS([.H21])/[.$I7]" office:value-type="float" office:value="47.4085783284793" calcext:value-type="float">
            <text:p>47.4085783285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15" table:formula="of:=([.K21]-[.$B21])" office:value-type="float" office:value="-0.180329730958103" calcext:value-type="float">
            <text:p>-0.180329731</text:p>
          </table:table-cell>
          <table:table-cell table:style-name="ce15" table:formula="of:=[.L21]/[.$B21]*100" office:value-type="float" office:value="-16.3145644152531" calcext:value-type="float">
            <text:p>-16.3145644153</text:p>
          </table:table-cell>
          <table:table-cell table:style-name="ce15" table:formula="of:=ABS([.L21])/[.$I7]" office:value-type="float" office:value="52.9429305764546" calcext:value-type="float">
            <text:p>52.9429305765</text:p>
          </table:table-cell>
          <table:table-cell table:number-columns-repeated="13"/>
        </table:table-row>
        <table:table-row table:style-name="ro1">
          <table:table-cell/>
          <table:table-cell table:style-name="ce15" table:formula="of:=[.J8]" office:value-type="float" office:value="1.97783305335765" calcext:value-type="float">
            <text:p>1.9778330534</text:p>
          </table:table-cell>
          <table:table-cell table:style-name="ce20" office:value-type="float" office:value="1.82877" calcext:value-type="float">
            <text:p>1.82877</text:p>
          </table:table-cell>
          <table:table-cell table:style-name="ce15" table:formula="of:=([.C22]-[.$B22])" office:value-type="float" office:value="-0.149063053357647" calcext:value-type="float">
            <text:p>-0.1490630534</text:p>
          </table:table-cell>
          <table:table-cell table:style-name="ce15" table:formula="of:=[.D22]/[.$B22]*100" office:value-type="float" office:value="-7.53668531854048" calcext:value-type="float">
            <text:p>-7.5366853185</text:p>
          </table:table-cell>
          <table:table-cell table:style-name="ce15" table:formula="of:=ABS([.D22])/[.$I8]" office:value-type="float" office:value="50.838616507838" calcext:value-type="float">
            <text:p>50.8386165078</text:p>
          </table:table-cell>
          <table:table-cell table:style-name="ce20" table:formula="of:=[.Z14]" office:value-type="float" office:value="1.9507246313625" calcext:value-type="float">
            <text:p>1.9507246314</text:p>
          </table:table-cell>
          <table:table-cell table:style-name="ce15" table:formula="of:=([.G22]-[.$B22])" office:value-type="float" office:value="-0.027108421995147" calcext:value-type="float">
            <text:p>-0.027108422</text:p>
          </table:table-cell>
          <table:table-cell table:style-name="ce15" table:formula="of:=[.H22]/[.$B22]*100" office:value-type="float" office:value="-1.37061224399737" calcext:value-type="float">
            <text:p>-1.370612244</text:p>
          </table:table-cell>
          <table:table-cell table:style-name="ce15" table:formula="of:=ABS([.H22])/[.$I8]" office:value-type="float" office:value="9.24544774107983" calcext:value-type="float">
            <text:p>9.2454477411</text:p>
          </table:table-cell>
          <table:table-cell table:style-name="ce20" office:value-type="float" office:value="1.845" calcext:value-type="float">
            <text:p>1.845</text:p>
          </table:table-cell>
          <table:table-cell table:style-name="ce15" table:formula="of:=([.K22]-[.$B22])" office:value-type="float" office:value="-0.132833053357647" calcext:value-type="float">
            <text:p>-0.1328330534</text:p>
          </table:table-cell>
          <table:table-cell table:style-name="ce15" table:formula="of:=[.L22]/[.$B22]*100" office:value-type="float" office:value="-6.71609027527092" calcext:value-type="float">
            <text:p>-6.7160902753</text:p>
          </table:table-cell>
          <table:table-cell table:style-name="ce15" table:formula="of:=ABS([.L22])/[.$I8]" office:value-type="float" office:value="45.3033029117685" calcext:value-type="float">
            <text:p>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4"/>
          <table:table-cell table:formula="of:=[.Q13]*[.$I$3]" office:value-type="float" office:value="1.143895" calcext:value-type="float">
            <text:p>1.143895</text:p>
          </table:table-cell>
          <table:table-cell table:formula="of:=[.V22]*[.X13]" office:value-type="float" office:value="0.9438506424" calcext:value-type="float">
            <text:p>0.9438506424</text:p>
          </table:table-cell>
          <table:table-cell table:number-columns-repeated="4"/>
        </table:table-row>
        <table:table-row table:style-name="ro2">
          <table:table-cell/>
          <table:table-cell table:style-name="ce15" table:formula="of:=[.J9]" office:value-type="float" office:value="2.96240666419508" calcext:value-type="float">
            <text:p>2.9624066642</text:p>
          </table:table-cell>
          <table:table-cell table:style-name="ce20" office:value-type="float" office:value="3.01546" calcext:value-type="float">
            <text:p>3.01546</text:p>
          </table:table-cell>
          <table:table-cell table:style-name="ce15" table:formula="of:=([.C23]-[.$B23])" office:value-type="float" office:value="0.0530533358049152" calcext:value-type="float">
            <text:p>0.0530533358</text:p>
          </table:table-cell>
          <table:table-cell table:style-name="ce15" table:formula="of:=[.D23]/[.$B23]*100" office:value-type="float" office:value="1.79088632381707" calcext:value-type="float">
            <text:p>1.7908863238</text:p>
          </table:table-cell>
          <table:table-cell table:style-name="ce15" table:formula="of:=ABS([.D23])/[.$I9]" office:value-type="float" office:value="21.4033695743714" calcext:value-type="float">
            <text:p>21.4033695744</text:p>
          </table:table-cell>
          <table:table-cell table:style-name="ce20" table:formula="of:=[.Z15]" office:value-type="float" office:value="3.4058515462425" calcext:value-type="float">
            <text:p>3.4058515462</text:p>
          </table:table-cell>
          <table:table-cell table:style-name="ce15" table:formula="of:=([.G23]-[.$B23])" office:value-type="float" office:value="0.443444882047415" calcext:value-type="float">
            <text:p>0.443444882</text:p>
          </table:table-cell>
          <table:table-cell table:style-name="ce15" table:formula="of:=[.H23]/[.$B23]*100" office:value-type="float" office:value="14.9690752254604" calcext:value-type="float">
            <text:p>14.9690752255</text:p>
          </table:table-cell>
          <table:table-cell table:style-name="ce15" table:formula="of:=ABS([.H23])/[.$I9]" office:value-type="float" office:value="178.899489585818" calcext:value-type="float">
            <text:p>178.8994895858</text:p>
          </table:table-cell>
          <table:table-cell table:style-name="ce20" office:value-type="float" office:value="3.049" calcext:value-type="float">
            <text:p>3.049</text:p>
          </table:table-cell>
          <table:table-cell table:style-name="ce15" table:formula="of:=([.K23]-[.$B23])" office:value-type="float" office:value="0.0865933358049151" calcext:value-type="float">
            <text:p>0.0865933358</text:p>
          </table:table-cell>
          <table:table-cell table:style-name="ce15" table:formula="of:=[.L23]/[.$B23]*100" office:value-type="float" office:value="2.9230738929776" calcext:value-type="float">
            <text:p>2.923073893</text:p>
          </table:table-cell>
          <table:table-cell table:style-name="ce15" table:formula="of:=ABS([.L23])/[.$I9]" office:value-type="float" office:value="34.9344511667547" calcext:value-type="float">
            <text:p>34.9344511668</text:p>
          </table:table-cell>
          <table:table-cell table:number-columns-repeated="7"/>
          <table:table-cell table:formula="of:=[.Q14]*[.$I$3]" office:value-type="float" office:value="2.107175" calcext:value-type="float">
            <text:p>2.107175</text:p>
          </table:table-cell>
          <table:table-cell table:formula="of:=[.V23]*[.X14]" office:value-type="float" office:value="1.9507246313625" calcext:value-type="float">
            <text:p>1.9507246314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.J10]" office:value-type="float" office:value="4.42085772922979" calcext:value-type="float">
            <text:p>4.4208577292</text:p>
          </table:table-cell>
          <table:table-cell table:style-name="ce20" office:value-type="float" office:value="4.6603" calcext:value-type="float">
            <text:p>4.6603</text:p>
          </table:table-cell>
          <table:table-cell table:style-name="ce15" table:formula="of:=([.C24]-[.$B24])" office:value-type="float" office:value="0.23944227077021" calcext:value-type="float">
            <text:p>0.2394422708</text:p>
          </table:table-cell>
          <table:table-cell table:style-name="ce15" table:formula="of:=[.D24]/[.$B24]*100" office:value-type="float" office:value="5.41619489781514" calcext:value-type="float">
            <text:p>5.4161948978</text:p>
          </table:table-cell>
          <table:table-cell table:style-name="ce15" table:formula="of:=ABS([.D24])/[.$I10]" office:value-type="float" office:value="113.30566896649" calcext:value-type="float">
            <text:p>113.3056689665</text:p>
          </table:table-cell>
          <table:table-cell table:style-name="ce20" table:formula="of:=[.Z16]" office:value-type="float" office:value="5.0670306756725" calcext:value-type="float">
            <text:p>5.0670306757</text:p>
          </table:table-cell>
          <table:table-cell table:style-name="ce15" table:formula="of:=([.G24]-[.$B24])" office:value-type="float" office:value="0.646172946442709" calcext:value-type="float">
            <text:p>0.6461729464</text:p>
          </table:table-cell>
          <table:table-cell table:style-name="ce15" table:formula="of:=[.H24]/[.$B24]*100" office:value-type="float" office:value="14.616461013218" calcext:value-type="float">
            <text:p>14.6164610132</text:p>
          </table:table-cell>
          <table:table-cell table:style-name="ce15" table:formula="of:=ABS([.H24])/[.$I10]" office:value-type="float" office:value="305.773319511335" calcext:value-type="float">
            <text:p>305.7733195113</text:p>
          </table:table-cell>
          <table:table-cell table:style-name="ce20" office:value-type="float" office:value="4.694" calcext:value-type="float">
            <text:p>4.694</text:p>
          </table:table-cell>
          <table:table-cell table:style-name="ce15" table:formula="of:=([.K24]-[.$B24])" office:value-type="float" office:value="0.27314227077021" calcext:value-type="float">
            <text:p>0.2731422708</text:p>
          </table:table-cell>
          <table:table-cell table:style-name="ce15" table:formula="of:=[.L24]/[.$B24]*100" office:value-type="float" office:value="6.17849040841668" calcext:value-type="float">
            <text:p>6.1784904084</text:p>
          </table:table-cell>
          <table:table-cell table:style-name="ce15" table:formula="of:=ABS([.L24])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4"/>
          <table:table-cell table:formula="of:=[.Q15]*[.$I$3]" office:value-type="float" office:value="3.070455" calcext:value-type="float">
            <text:p>3.070455</text:p>
          </table:table-cell>
          <table:table-cell table:formula="of:=[.V24]*[.X15]" office:value-type="float" office:value="3.4058515462425" calcext:value-type="float">
            <text:p>3.4058515462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rro do Eexp</text:p>
          </table:table-cell>
          <table:table-cell table:style-name="ce21" office:value-type="string" calcext:value-type="string">
            <text:p>eEnergia</text:p>
          </table:table-cell>
          <table:table-cell table:number-columns-repeated="18"/>
          <table:table-cell table:formula="of:=[.Q16]*[.$I$3]" office:value-type="float" office:value="4.033735" calcext:value-type="float">
            <text:p>4.033735</text:p>
          </table:table-cell>
          <table:table-cell table:formula="of:=[.V25]*[.X16]" office:value-type="float" office:value="5.0670306756725" calcext:value-type="float">
            <text:p>5.067030675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2" office:value-type="float" office:value="0.00340611539623198" calcext:value-type="float">
            <text:p>0.0034061154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22" office:value-type="float" office:value="0.0029320831996808" calcext:value-type="float">
            <text:p>0.0029320832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22" office:value-type="float" office:value="0.00247873754740196" calcext:value-type="float">
            <text:p>0.0024787375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22" office:value-type="float" office:value="0.00211324175528256" calcext:value-type="float">
            <text:p>0.0021132418</text:p>
          </table:table-cell>
          <table:table-cell table:number-columns-repeated="24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7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7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7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2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8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2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306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3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305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:19:50.603078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2-03T00:26:30.152555829</dc:date>
    <meta:editing-duration>PT11H3M23S</meta:editing-duration>
    <meta:editing-cycles>15</meta:editing-cycles>
    <meta:generator>LibreOffice/4.2.8.2$Linux_X86_64 LibreOffice_project/420m0$Build-2</meta:generator>
    <meta:document-statistic meta:table-count="2" meta:cell-count="442" meta:object-count="0"/>
  </office:meta>
</office:document-meta>
</file>